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0.9556in" style:rel-column-width="9356*"/>
    </style:style>
    <style:style style:name="Tabelle1.B" style:family="table-column">
      <style:table-column-properties style:column-width="1.8917in" style:rel-column-width="18522*"/>
    </style:style>
    <style:style style:name="Tabelle1.C" style:family="table-column">
      <style:table-column-properties style:column-width="1.9646in" style:rel-column-width="19236*"/>
    </style:style>
    <style:style style:name="Tabelle1.D" style:family="table-column">
      <style:table-column-properties style:column-width="1.0417in" style:rel-column-width="10199*"/>
    </style:style>
    <style:style style:name="Tabelle1.E" style:family="table-column">
      <style:table-column-properties style:column-width="0.3764in" style:rel-column-width="3685*"/>
    </style:style>
    <style:style style:name="Tabelle1.F" style:family="table-column">
      <style:table-column-properties style:column-width="0.2486in" style:rel-column-width="2434*"/>
    </style:style>
    <style:style style:name="Tabelle1.G" style:family="table-column">
      <style:table-column-properties style:column-width="0.2146in" style:rel-column-width="2103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G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9356*"/>
    </style:style>
    <style:style style:name="Table1.B" style:family="table-column">
      <style:table-column-properties style:column-width="1.8917in" style:rel-column-width="18522*"/>
    </style:style>
    <style:style style:name="Table1.C" style:family="table-column">
      <style:table-column-properties style:column-width="1.9646in" style:rel-column-width="19236*"/>
    </style:style>
    <style:style style:name="Table1.D" style:family="table-column">
      <style:table-column-properties style:column-width="1.0417in" style:rel-column-width="10199*"/>
    </style:style>
    <style:style style:name="Table1.E" style:family="table-column">
      <style:table-column-properties style:column-width="0.3764in" style:rel-column-width="3685*"/>
    </style:style>
    <style:style style:name="Table1.F" style:family="table-column">
      <style:table-column-properties style:column-width="0.2486in" style:rel-column-width="2434*"/>
    </style:style>
    <style:style style:name="Table1.G" style:family="table-column">
      <style:table-column-properties style:column-width="0.2146in" style:rel-column-width="210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1.8917in" style:rel-column-width="18522*"/>
    </style:style>
    <style:style style:name="Table2.C" style:family="table-column">
      <style:table-column-properties style:column-width="1.9646in" style:rel-column-width="19236*"/>
    </style:style>
    <style:style style:name="Table2.D" style:family="table-column">
      <style:table-column-properties style:column-width="1.0417in" style:rel-column-width="10199*"/>
    </style:style>
    <style:style style:name="Table2.E" style:family="table-column">
      <style:table-column-properties style:column-width="0.3764in" style:rel-column-width="3685*"/>
    </style:style>
    <style:style style:name="Table2.F" style:family="table-column">
      <style:table-column-properties style:column-width="0.2486in" style:rel-column-width="2434*"/>
    </style:style>
    <style:style style:name="Table2.G" style:family="table-column">
      <style:table-column-properties style:column-width="0.2146in" style:rel-column-width="210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56in" style:rel-column-width="9356*"/>
    </style:style>
    <style:style style:name="Table3.B" style:family="table-column">
      <style:table-column-properties style:column-width="1.8917in" style:rel-column-width="18522*"/>
    </style:style>
    <style:style style:name="Table3.C" style:family="table-column">
      <style:table-column-properties style:column-width="1.9646in" style:rel-column-width="19236*"/>
    </style:style>
    <style:style style:name="Table3.D" style:family="table-column">
      <style:table-column-properties style:column-width="1.0417in" style:rel-column-width="10199*"/>
    </style:style>
    <style:style style:name="Table3.E" style:family="table-column">
      <style:table-column-properties style:column-width="0.3764in" style:rel-column-width="3685*"/>
    </style:style>
    <style:style style:name="Table3.F" style:family="table-column">
      <style:table-column-properties style:column-width="0.2486in" style:rel-column-width="2434*"/>
    </style:style>
    <style:style style:name="Table3.G" style:family="table-column">
      <style:table-column-properties style:column-width="0.2146in" style:rel-column-width="210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56in" style:rel-column-width="9356*"/>
    </style:style>
    <style:style style:name="Table4.B" style:family="table-column">
      <style:table-column-properties style:column-width="1.8917in" style:rel-column-width="18522*"/>
    </style:style>
    <style:style style:name="Table4.C" style:family="table-column">
      <style:table-column-properties style:column-width="1.9646in" style:rel-column-width="19236*"/>
    </style:style>
    <style:style style:name="Table4.D" style:family="table-column">
      <style:table-column-properties style:column-width="1.0417in" style:rel-column-width="10199*"/>
    </style:style>
    <style:style style:name="Table4.E" style:family="table-column">
      <style:table-column-properties style:column-width="0.3764in" style:rel-column-width="3685*"/>
    </style:style>
    <style:style style:name="Table4.F" style:family="table-column">
      <style:table-column-properties style:column-width="0.2486in" style:rel-column-width="2434*"/>
    </style:style>
    <style:style style:name="Table4.G" style:family="table-column">
      <style:table-column-properties style:column-width="0.2146in" style:rel-column-width="210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556in" style:rel-column-width="9356*"/>
    </style:style>
    <style:style style:name="Table5.B" style:family="table-column">
      <style:table-column-properties style:column-width="1.8917in" style:rel-column-width="18522*"/>
    </style:style>
    <style:style style:name="Table5.C" style:family="table-column">
      <style:table-column-properties style:column-width="1.9646in" style:rel-column-width="19236*"/>
    </style:style>
    <style:style style:name="Table5.D" style:family="table-column">
      <style:table-column-properties style:column-width="1.0417in" style:rel-column-width="10199*"/>
    </style:style>
    <style:style style:name="Table5.E" style:family="table-column">
      <style:table-column-properties style:column-width="0.3764in" style:rel-column-width="3685*"/>
    </style:style>
    <style:style style:name="Table5.F" style:family="table-column">
      <style:table-column-properties style:column-width="0.2486in" style:rel-column-width="2434*"/>
    </style:style>
    <style:style style:name="Table5.G" style:family="table-column">
      <style:table-column-properties style:column-width="0.2146in" style:rel-column-width="210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G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556in" style:rel-column-width="9356*"/>
    </style:style>
    <style:style style:name="Table6.B" style:family="table-column">
      <style:table-column-properties style:column-width="1.8917in" style:rel-column-width="18522*"/>
    </style:style>
    <style:style style:name="Table6.C" style:family="table-column">
      <style:table-column-properties style:column-width="1.9646in" style:rel-column-width="19236*"/>
    </style:style>
    <style:style style:name="Table6.D" style:family="table-column">
      <style:table-column-properties style:column-width="1.0417in" style:rel-column-width="10199*"/>
    </style:style>
    <style:style style:name="Table6.E" style:family="table-column">
      <style:table-column-properties style:column-width="0.3764in" style:rel-column-width="3685*"/>
    </style:style>
    <style:style style:name="Table6.F" style:family="table-column">
      <style:table-column-properties style:column-width="0.2486in" style:rel-column-width="2434*"/>
    </style:style>
    <style:style style:name="Table6.G" style:family="table-column">
      <style:table-column-properties style:column-width="0.2146in" style:rel-column-width="210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G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556in" style:rel-column-width="9356*"/>
    </style:style>
    <style:style style:name="Table7.B" style:family="table-column">
      <style:table-column-properties style:column-width="1.8917in" style:rel-column-width="18522*"/>
    </style:style>
    <style:style style:name="Table7.C" style:family="table-column">
      <style:table-column-properties style:column-width="1.9646in" style:rel-column-width="19236*"/>
    </style:style>
    <style:style style:name="Table7.D" style:family="table-column">
      <style:table-column-properties style:column-width="1.0417in" style:rel-column-width="10199*"/>
    </style:style>
    <style:style style:name="Table7.E" style:family="table-column">
      <style:table-column-properties style:column-width="0.3764in" style:rel-column-width="3685*"/>
    </style:style>
    <style:style style:name="Table7.F" style:family="table-column">
      <style:table-column-properties style:column-width="0.2486in" style:rel-column-width="2434*"/>
    </style:style>
    <style:style style:name="Table7.G" style:family="table-column">
      <style:table-column-properties style:column-width="0.2146in" style:rel-column-width="210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G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G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K-MM-Rem-Short">Lith-c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SK-MM-Rem">LITHIUM CARBONICUM</text:p>
          </table:table-cell>
          <table:table-cell table:style-name="Tabelle1.A1" office:value-type="string">
            <text:p text:style-name="Standard">L1</text:p>
          </table:table-cell>
          <table:table-cell table:style-name="Tabelle1.A1" office:value-type="string">
            <text:p text:style-name="Standard">L2</text:p>
          </table:table-cell>
          <table:table-cell table:style-name="Tabelle1.A1" office:value-type="string">
            <text:p text:style-name="Standard">L3</text:p>
          </table:table-cell>
          <table:table-cell table:style-name="Tabelle1.A1" office:value-type="string">
            <text:p text:style-name="Standard">fnote</text:p>
          </table:table-cell>
          <table:table-cell table:style-name="Tabelle1.A1" office:value-type="string">
            <text:p text:style-name="Standard"/>
          </table:table-cell>
          <table:table-cell table:style-name="Tabelle1.G1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>Region</text:p>
          </table:table-cell>
          <table:table-cell table:style-name="Tabelle1.A2" office:value-type="string">
            <text:p text:style-name="SK-MM-L1">Heart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Small joint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Lung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Urine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>Worse</text:p>
          </table:table-cell>
          <table:table-cell table:style-name="Tabelle1.A2" office:value-type="string">
            <text:p text:style-name="SK-MM-L1">Night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Mensesaftersuppressed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>Better</text:p>
          </table:table-cell>
          <table:table-cell table:style-name="Tabelle1.A2" office:value-type="string">
            <text:p text:style-name="SK-MM-L1">Eating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/>
          </table:table-cell>
          <table:table-cell table:style-name="Tabelle1.A2" office:value-type="string">
            <text:p text:style-name="SK-MM-L1">Urinating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/>
          </table:table-cell>
          <table:table-cell table:style-name="Tabelle1.A2" office:value-type="string">
            <text:p text:style-name="SK-MM-L1">Motion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Standard"><text:line-break/></text:p>
      <text:p text:style-name="Primary">SORE and heavy. </text:p>
      <text:p text:style-name="Primary">Acidity. </text:p>
      <text:p text:style-name="Primary">Outward pressure or as of a dull point. </text:p>
      <text:p text:style-name="Primary">Gout. </text:p>
      <text:p text:style-name="Primary">Rheumatism. </text:p>
      <text:p text:style-name="Primary"/>
      <text:p text:style-name="Secondary">Headache, &gt; eating. </text:p>
      <text:p text:style-name="Secondary">Eyes dry from using them. </text:p>
      <text:p text:style-name="Secondary">Vertical hemiopia (r). </text:p>
      <text:p text:style-name="Secondary">Red nose. </text:p>
      <text:p text:style-name="Secondary">Lumps of mucus drop into throat. </text:p>
      <text:p text:style-name="Secondary">Gnawing in stomach, with pain in left temple (Ars.), &gt; eating. </text:p>
      <text:p text:style-name="Secondary">Urine scanty, with much thirst; with red-brown sediment. </text:p>
      <text:p text:style-name="Secondary">Heart pains; sore; with eye symptoms; going to head; &lt; bending over, &gt; urinating; from mammæ to arms. </text:p>
      <text:p text:style-name="Secondary">Soreness of fingers, &gt; grasping. </text:p>
      <text:p text:style-name="Secondary">Dry, harsh skin. </text:p>
      <text:p text:style-name="Secondary">Eczema. </text:p>
      <text:p text:style-name="SK-MM-Remedy-Reference">Related: Lyc. Nat-p. Sul-ac.</text:p>
      <text:p text:style-name="Standard"/>
      <text:p text:style-name="SK-MM-Rem-Short">Lob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SK-MM-Rem">LOBELIA INFLATA</text:p>
          </table:table-cell>
          <table:table-cell table:style-name="Table1.A1" office:value-type="string">
            <text:p text:style-name="Standard">L1</text:p>
          </table:table-cell>
          <table:table-cell table:style-name="Table1.A1" office:value-type="string">
            <text:p text:style-name="Standard">L2</text:p>
          </table:table-cell>
          <table:table-cell table:style-name="Table1.A1" office:value-type="string">
            <text:p text:style-name="Standard">L3</text:p>
          </table:table-cell>
          <table:table-cell table:style-name="Table1.A1" office:value-type="string">
            <text:p text:style-name="Standard">fnote</text:p>
          </table:table-cell>
          <table:table-cell table:style-name="Table1.A1" office:value-type="string">
            <text:p text:style-name="Standard"/>
          </table:table-cell>
          <table:table-cell table:style-name="Table1.G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>Region</text:p>
          </table:table-cell>
          <table:table-cell table:style-name="Table1.A2" office:value-type="string">
            <text:p text:style-name="SK-MM-L1"><text:span text:style-name="Strong_20_Emphasis">RESPIRATION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Vaso-motor nerve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Secretion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Heart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Epigastrium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>Worse</text:p>
          </table:table-cell>
          <table:table-cell table:style-name="Table1.A2" office:value-type="string">
            <text:p text:style-name="SK-MM-L1">Cold bathing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Suppression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Sleepafter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Tobacco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>Better</text:p>
          </table:table-cell>
          <table:table-cell table:style-name="Table1.A2" office:value-type="string">
            <text:p text:style-name="SK-MM-L1">Rapid motion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/>
          </table:table-cell>
          <table:table-cell table:style-name="Table1.A2" office:value-type="string">
            <text:p text:style-name="SK-MM-L1">Eating a little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Strong_20_Emphasis">RELAXATION; </text:span>with increased secretions and weakness; with sweat; with deathly sickness all over; with oppressed, rattling respiration. </text:p>
      <text:p text:style-name="Primary">Sits with elbows on knees. </text:p>
      <text:p text:style-name="Primary">Prickles all over. </text:p>
      <text:p text:style-name="Primary"/>
      <text:p text:style-name="Secondary">Flow of saliva; with retching, hiccough, nausea, dyspnœa, etch </text:p>
      <text:p text:style-name="Secondary">As of a lump in throat or stomach. </text:p>
      <text:p text:style-name="Secondary">Deathly nausea; with vertigo; &lt; night and early A.M., &gt; eating or drinking. </text:p>
      <text:p text:style-name="Secondary">Vomiting; with sweat (cold on face). </text:p>
      <text:p text:style-name="Secondary">Nausea and vomiting, with profuse sweat; with respiratory symptoms. </text:p>
      <text:p text:style-name="Secondary">Weak, sinking at stomach. </text:p>
      <text:p text:style-name="Secondary">Deep red urine, with red sediment. </text:p>
      <text:p text:style-name="Secondary">Urine suppressed or infrequent. </text:p>
      <text:p text:style-name="Secondary">Dyspnœa; nervous; with labor pains; as from a wedge in larynx; &gt; rapid motion; with general prickling. </text:p>
      <text:p text:style-name="Secondary">Asthma. </text:p>
      <text:p text:style-name="Secondary">Spasmodic cough; with sneezing, belching or gastric pain. </text:p>
      <text:p text:style-name="Secondary">Rattle in chest, but don't expectorate. </text:p>
      <text:p text:style-name="Secondary">Constriction or oppressive fulness in chest. </text:p>
      <text:p text:style-name="Secondary">Pulse weak, or soft; flowing. </text:p>
      <text:p text:style-name="Secondary">Plaques of œdema (figurata); with ecchymoses. </text:p>
      <text:p text:style-name="SK-MM-Remedy-Reference">Related: Ant-t. Ip. Tab.</text:p>
      <text:p text:style-name="Standard"/>
      <text:p text:style-name="SK-MM-Rem-Short">Lyc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SK-MM-Rem">LYCOPODIUM CLAVATUM</text:p>
          </table:table-cell>
          <table:table-cell table:style-name="Table2.A1" office:value-type="string">
            <text:p text:style-name="Standard">L1</text:p>
          </table:table-cell>
          <table:table-cell table:style-name="Table2.A1" office:value-type="string">
            <text:p text:style-name="Standard">L2</text:p>
          </table:table-cell>
          <table:table-cell table:style-name="Table2.A1" office:value-type="string">
            <text:p text:style-name="Standard">L3</text:p>
          </table:table-cell>
          <table:table-cell table:style-name="Table2.A1" office:value-type="string">
            <text:p text:style-name="Standard">fnote</text:p>
          </table:table-cell>
          <table:table-cell table:style-name="Table2.A1" office:value-type="string">
            <text:p text:style-name="Standard"/>
          </table:table-cell>
          <table:table-cell table:style-name="Table2.G1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 </text:p>
          </table:table-cell>
          <table:table-cell table:style-name="Table2.A2" office:value-type="string">
            <text:p text:style-name="SK-MM-L1"><text:span text:style-name="Strong_20_Emphasis">NUTRITION</text:span></text:p>
          </table:table-cell>
          <table:table-cell table:style-name="Table2.A2" office:value-type="string">
            <text:p text:style-name="SK-MM-L2"><text:span text:style-name="Strong_20_Emphasis">DIGESTIVE TRACT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Portal system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Skin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<text:span text:style-name="Strong_20_Emphasis">URINARY ORGANS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 </text:p>
          </table:table-cell>
          <table:table-cell table:style-name="Table2.A2" office:value-type="string">
            <text:p text:style-name="SK-MM-L1">RIGHT SIDE to left</text:p>
          </table:table-cell>
          <table:table-cell table:style-name="Table2.A2" office:value-type="string">
            <text:p text:style-name="SK-MM-L2"><text:span text:style-name="Strong_20_Emphasis">THROAT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Chest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Ovary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ext:soft-page-break/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Brain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Lung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>Worse</text:p>
          </table:table-cell>
          <table:table-cell table:style-name="Table2.A2" office:value-type="string">
            <text:p text:style-name="SK-MM-L1"><text:span text:style-name="Strong_20_Emphasis">PRESSURE OF CLOTHES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<text:span text:style-name="Strong_20_Emphasis">WARMTH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Awaking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Wind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Eatingto satietyoyster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Indigestion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4-8 P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>Better</text:p>
          </table:table-cell>
          <table:table-cell table:style-name="Table2.A2" office:value-type="string">
            <text:p text:style-name="SK-MM-L1"><text:span text:style-name="Strong_20_Emphasis">WARM DRINKS</text:span>foodetc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Cold application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Motion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Eructation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Urinating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</table:table>
      <text:p text:style-name="Standard"><text:line-break/></text:p>
      <text:p text:style-name="Primary">Weak from digestive disturbances. </text:p>
      <text:p text:style-name="Primary">Repeating or alternating symptoms; flexion, then extension; automatic acts; flushing, then paling, chill after chill, etc. </text:p>
      <text:p text:style-name="Primary">Progressive affections. </text:p>
      <text:p text:style-name="Primary">Relapses. </text:p>
      <text:p text:style-name="Primary">Sudden symptoms. </text:p>
      <text:p text:style-name="Primary">Throbbing. </text:p>
      <text:p text:style-name="Primary">Pains cause anger, jerking, etc. </text:p>
      <text:p text:style-name="Primary"><text:span text:style-name="Strong_20_Emphasis">ACIDITY; </text:span>sour taste, eructations, vomitus, etc. </text:p>
      <text:p text:style-name="Primary">Calculi; gall-stones, gravel, tophi. </text:p>
      <text:p text:style-name="Primary">Gout. </text:p>
      <text:p text:style-name="Primary">Thin, withered and FULL OF GAS. </text:p>
      <text:p text:style-name="Primary">Poor circulation; it seems to stand still; limbs feel dead; numb spots. </text:p>
      <text:p text:style-name="Primary">Descending symptoms; emaciation, etc. </text:p>
      <text:p text:style-name="Primary">Early senility. </text:p>
      <text:p text:style-name="Primary">Dropsy. </text:p>
      <text:p text:style-name="Primary"/>
      <text:p text:style-name="Secondary">Confused over daily affairs. </text:p>
      <text:p text:style-name="Secondary">Mentally active, but grows weaker. </text:p>
      <text:p text:style-name="Secondary">Can't think. </text:p>
      <text:p text:style-name="Secondary">Miscalls or omits words, etc. </text:p>
      <text:p text:style-name="Secondary">Paralysis of brain. </text:p>
      <text:p text:style-name="Secondary"><text:span text:style-name="Strong_20_Emphasis">AWAKES ANGRY, </text:span>sad or anxious. </text:p>
      <text:p text:style-name="Secondary">Sensitive and fearsome. </text:p>
      <text:p text:style-name="Secondary"><text:soft-page-break/>Averse to being alone. </text:p>
      <text:p text:style-name="Secondary">Hateful, cranky, domineering, exacting, reserved or despairing. </text:p>
      <text:p text:style-name="Secondary">Headache; pain goes to other side, where it is worse; pulsating in occiput at night; &lt; if hot. </text:p>
      <text:p text:style-name="Secondary">Hair falls; comes in gray. </text:p>
      <text:p text:style-name="Secondary">Dandruff. </text:p>
      <text:p text:style-name="Secondary">Eyes half open. </text:p>
      <text:p text:style-name="Secondary">Hemiopia. </text:p>
      <text:p text:style-name="Secondary">Sees sparks. </text:p>
      <text:p text:style-name="Secondary"><text:span text:style-name="Strong_20_Emphasis">FANNING OF WINGS OF NOSE. </text:span></text:p>
      <text:p text:style-name="Secondary">Nose stuffy; dry posteriorly. </text:p>
      <text:p text:style-name="Secondary">Acrid ozœna. </text:p>
      <text:p text:style-name="Secondary">Face yellowish; pale, gray. wrinkled forehead; frowning; twitching. </text:p>
      <text:p text:style-name="Secondary">Hydrocephalus. </text:p>
      <text:p text:style-name="Secondary">Meningitis; tubercular. </text:p>
      <text:p text:style-name="Secondary">Mouth hangs open (Merc-c. </text:p>
      <text:p text:style-name="Secondary">Mur-ac.). </text:p>
      <text:p text:style-name="Secondary">Sore lips. </text:p>
      <text:p text:style-name="Secondary">Yellow teeth. </text:p>
      <text:p text:style-name="Secondary">Tongue; puts it in and out rapidly; trembling; swelled; heavy; lolling; stiff; cracked; painful vesicle on tip. </text:p>
      <text:p text:style-name="Secondary">A ball rises and sticks in throat. </text:p>
      <text:p text:style-name="Secondary">Sorethroat (r); &lt; cold drinks. </text:p>
      <text:p text:style-name="Secondary">Diphtheria. </text:p>
      <text:p text:style-name="Secondary">Hunger, but quick satiety; <text:span text:style-name="Strong_20_Emphasis">A LITTLE FOOD OVERFILLS. </text:span></text:p>
      <text:p text:style-name="Secondary">Averse to soups. </text:p>
      <text:p text:style-name="Secondary">Incomplete eructations. </text:p>
      <text:p text:style-name="Secondary">Epigastric anxiety, pressure, etc. </text:p>
      <text:p text:style-name="Secondary">Gnawing in stomach. </text:p>
      <text:p text:style-name="Secondary">As of a band about waist. </text:p>
      <text:p text:style-name="Secondary">Sensitive congested liver. </text:p>
      <text:p text:style-name="Secondary"><text:span text:style-name="Strong_20_Emphasis">MUCH, NOISY FLATULENCE, </text:span>&lt; lower bowels. </text:p>
      <text:p text:style-name="Secondary">Meteorism. </text:p>
      <text:p text:style-name="Secondary">Flatulence, pressing out. </text:p>
      <text:p text:style-name="Secondary">Abdomen; sore, &lt; lower alternating sides; brown spots on and on chest. </text:p>
      <text:p text:style-name="Secondary">Colicky babies, &lt; in evening. </text:p>
      <text:p text:style-name="Secondary">Stool, most seems to remain, after contains sand. </text:p>
      <text:p text:style-name="Secondary">Alternate diarrhœa and constipation. </text:p>
      <text:p text:style-name="Secondary">Piles, &gt; hot bathing. </text:p>
      <text:p text:style-name="Secondary">Frequent urging to urinate, &gt; riding in cars, etc. </text:p>
      <text:p text:style-name="Secondary">Acrid urine. </text:p>
      <text:p text:style-name="Secondary">Urine scanty; cries before urinating; red sand in; suppressed. </text:p>
      <text:p text:style-name="Secondary">Sexual exhaustion. </text:p>
      <text:p text:style-name="Secondary">Pollutions. </text:p>
      <text:p text:style-name="Secondary">Violent dysmenorrhœa, with fainting. </text:p>
      <text:p text:style-name="Secondary">Menses of clots and serum; &lt; stool. </text:p>
      <text:p text:style-name="Secondary">Acrid or periodical leucorrhœa. </text:p>
      <text:p text:style-name="Secondary">Painful coitus. </text:p>
      <text:p text:style-name="Secondary">Gas from vagina. </text:p>
      <text:p text:style-name="Secondary">Craves air, but is chilled by it. </text:p>
      <text:p text:style-name="Secondary">Short, rattling breathing. </text:p>
      <text:p text:style-name="Secondary">Salty, green-yellow, lumpy or foul expectoration. </text:p>
      <text:p text:style-name="Secondary"><text:soft-page-break/>Unresolved pneumonia. </text:p>
      <text:p text:style-name="Secondary">Dry, teasing cough, with emaciation. </text:p>
      <text:p text:style-name="Secondary">Mammæ, achy; sore, nodes in (l). </text:p>
      <text:p text:style-name="Secondary">Axillary abscess (r). </text:p>
      <text:p text:style-name="Secondary">Bubbling at scapulæ. </text:p>
      <text:p text:style-name="Secondary">Stiff back. </text:p>
      <text:p text:style-name="Secondary">Hands numb; cramps in, and in feet. </text:p>
      <text:p text:style-name="Secondary">Fingers twitch during sleep; sticky sweat on. </text:p>
      <text:p text:style-name="Secondary">Pains jerk legs upward. </text:p>
      <text:p text:style-name="Secondary">As of a stone under heel. </text:p>
      <text:p text:style-name="Secondary">Feet asleep, &lt; heels; acrid sweat on. </text:p>
      <text:p text:style-name="Secondary"><text:span text:style-name="Strong_20_Emphasis">DRYNESS; </text:span>palms, vagina. skin, etc. </text:p>
      <text:p text:style-name="Secondary">Rawness in folds, nipples, anus, etc. </text:p>
      <text:p text:style-name="Secondary">Suppurating eruptions. </text:p>
      <text:p text:style-name="Secondary">Receding boils, erysipelas, etc. </text:p>
      <text:p text:style-name="Secondary">Vascular swellings. </text:p>
      <text:p text:style-name="Secondary">Erectile tumors; &lt; before menses. </text:p>
      <text:p text:style-name="Secondary">Aneurism. </text:p>
      <text:p text:style-name="Secondary">Rapid pulse, &lt; eating; evening. </text:p>
      <text:p text:style-name="Secondary">Coldness; icy; head; throat. stomach. of one foot; &lt; coughing. </text:p>
      <text:p text:style-name="Secondary">Chill, then vomits; after first sleep. </text:p>
      <text:p text:style-name="Secondary">Burning, between scapulæ. </text:p>
      <text:p text:style-name="Secondary">Foul viscid axillary or foot sweat; like onions. </text:p>
      <text:p text:style-name="SK-MM-Remedy-Reference">Complementary: Calc-c. Iod. Kali-c. Lach. Related: Carb-v. Sil. Follows: Chel. or Graph.</text:p>
      <text:p text:style-name="Standard"/>
      <text:p text:style-name="SK-MM-Rem-Short">Lycps.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SK-MM-Rem">LYCOPUS VIRGINICUS</text:p>
          </table:table-cell>
          <table:table-cell table:style-name="Table3.A1" office:value-type="string">
            <text:p text:style-name="Standard">L1</text:p>
          </table:table-cell>
          <table:table-cell table:style-name="Table3.A1" office:value-type="string">
            <text:p text:style-name="Standard">L2</text:p>
          </table:table-cell>
          <table:table-cell table:style-name="Table3.A1" office:value-type="string">
            <text:p text:style-name="Standard">L3</text:p>
          </table:table-cell>
          <table:table-cell table:style-name="Table3.A1" office:value-type="string">
            <text:p text:style-name="Standard">fnote</text:p>
          </table:table-cell>
          <table:table-cell table:style-name="Table3.A1" office:value-type="string">
            <text:p text:style-name="Standard"/>
          </table:table-cell>
          <table:table-cell table:style-name="Table3.G1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>Region</text:p>
          </table:table-cell>
          <table:table-cell table:style-name="Table3.A2" office:value-type="string">
            <text:p text:style-name="SK-MM-L1"><text:span text:style-name="Strong_20_Emphasis">HEART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Circulation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Left side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>Worse</text:p>
          </table:table-cell>
          <table:table-cell table:style-name="Table3.A2" office:value-type="string">
            <text:p text:style-name="SK-MM-L1">Excitement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Exertion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Heat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After sleep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Lying on (R) side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Abuse of heart remedies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Suppressions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Thinking of it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</table:table>
      <text:p text:style-name="Standard"><text:line-break/></text:p>
      <text:p text:style-name="Primary">Irritable weakness. </text:p>
      <text:p text:style-name="Primary">Heart, with many side-symptoms. </text:p>
      <text:p text:style-name="Primary">Symptoms vary with heart action or associated with a RAPID TUMULTUOUS HEART BEAT. </text:p>
      <text:p text:style-name="Primary"><text:soft-page-break/>Cardio-hæmorrhagic cases. </text:p>
      <text:p text:style-name="Primary">HÆMORRHAGE, from nose, piles, lungs, etc. </text:p>
      <text:p text:style-name="Primary">Shifting pains. </text:p>
      <text:p text:style-name="Primary"/>
      <text:p text:style-name="Secondary">Nervous, hurried and tremulous. </text:p>
      <text:p text:style-name="Secondary">Slow comprehension. </text:p>
      <text:p text:style-name="Secondary">Protruding eyes. </text:p>
      <text:p text:style-name="Secondary">Tawny, expressionless, bloated face. </text:p>
      <text:p text:style-name="Secondary">Polyuria. </text:p>
      <text:p text:style-name="Secondary">Choking on lying down. </text:p>
      <text:p text:style-name="Secondary">Heart cough. </text:p>
      <text:p text:style-name="Secondary"><text:span text:style-name="Strong_20_Emphasis">HEART </text:span>violent, excessively rapid (Pho.), stormy action; heavy beat, at night; oppression at; pains. sore, aching constriction. </text:p>
      <text:p text:style-name="Secondary">Pulse, large, full, soft; don't synchronize with heart. </text:p>
      <text:p text:style-name="Secondary">Hot ache beneath (r) scapula. </text:p>
      <text:p text:style-name="Secondary">Coldness. </text:p>
      <text:p text:style-name="SK-MM-Remedy-Reference">Related: Cact. Collin. Cratæ.</text:p>
      <text:p text:style-name="Standard"/>
      <text:p text:style-name="SK-MM-Rem-Short">Mag-c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SK-MM-Rem">MAGNESIA CARBONICA</text:p>
          </table:table-cell>
          <table:table-cell table:style-name="Table4.A1" office:value-type="string">
            <text:p text:style-name="Standard">L1</text:p>
          </table:table-cell>
          <table:table-cell table:style-name="Table4.A1" office:value-type="string">
            <text:p text:style-name="Standard">L2</text:p>
          </table:table-cell>
          <table:table-cell table:style-name="Table4.A1" office:value-type="string">
            <text:p text:style-name="Standard">L3</text:p>
          </table:table-cell>
          <table:table-cell table:style-name="Table4.A1" office:value-type="string">
            <text:p text:style-name="Standard">fnote</text:p>
          </table:table-cell>
          <table:table-cell table:style-name="Table4.A1" office:value-type="string">
            <text:p text:style-name="Standard"/>
          </table:table-cell>
          <table:table-cell table:style-name="Table4.G1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</text:p>
          </table:table-cell>
          <table:table-cell table:style-name="Table4.A2" office:value-type="string">
            <text:p text:style-name="SK-MM-L1">Malar bones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 </text:p>
          </table:table-cell>
          <table:table-cell table:style-name="Table4.A2" office:value-type="string">
            <text:p text:style-name="SK-MM-L1"><text:span text:style-name="Strong_20_Emphasis">DIGESTIVE TRACT</text:span></text:p>
          </table:table-cell>
          <table:table-cell table:style-name="Table4.A2" office:value-type="string">
            <text:p text:style-name="SK-MM-L2">Stomach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Bowels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Liver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 </text:p>
          </table:table-cell>
          <table:table-cell table:style-name="Table4.A2" office:value-type="string">
            <text:p text:style-name="SK-MM-L1"><text:span text:style-name="Strong_20_Emphasis">NERVES</text:span></text:p>
          </table:table-cell>
          <table:table-cell table:style-name="Table4.A2" office:value-type="string">
            <text:p text:style-name="SK-MM-L2">Facial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Dental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>Worse</text:p>
          </table:table-cell>
          <table:table-cell table:style-name="Table4.A2" office:value-type="string">
            <text:p text:style-name="SK-MM-L1"><text:span text:style-name="Strong_20_Emphasis">NIGHT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Rest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Noise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<text:span text:style-name="Emphasis">Cold</text:span></text:p>
          </table:table-cell>
          <table:table-cell table:style-name="Table4.A2" office:value-type="string">
            <text:p text:style-name="SK-MM-L2">Changes of weather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Wind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Drafts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Foodstarchymilk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Slight causestouchetc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Children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Nurselings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>Better</text:p>
          </table:table-cell>
          <table:table-cell table:style-name="Table4.A2" office:value-type="string">
            <text:p text:style-name="SK-MM-L1">Motion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/>
          </table:table-cell>
          <table:table-cell table:style-name="Table4.A2" office:value-type="string">
            <text:p text:style-name="SK-MM-L1">Walking about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ext:soft-page-break/>
        <table:table-row>
          <table:table-cell table:style-name="Table4.A2" office:value-type="string">
            <text:p text:style-name="SK-MM-Better"/>
          </table:table-cell>
          <table:table-cell table:style-name="Table4.A2" office:value-type="string">
            <text:p text:style-name="SK-MM-L1">Open air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Standard"><text:line-break/></text:p>
      <text:p text:style-name="Primary">Ailing, worn out, nervous, flatulent and flabby. </text:p>
      <text:p text:style-name="Primary">Sour; all over (Rhe.); regurgitation; foamy vomitus; stool, etc. </text:p>
      <text:p text:style-name="Primary">Emaciation. </text:p>
      <text:p text:style-name="Primary">Marasmus. </text:p>
      <text:p text:style-name="Primary">Sharp shoots along nerves; must walk about. </text:p>
      <text:p text:style-name="Primary">Numb, distended feeling. </text:p>
      <text:p text:style-name="Primary">Can't bear hands covered, yet chilled by uncovering. </text:p>
      <text:p text:style-name="Primary"/>
      <text:p text:style-name="Secondary">Heavy brain. </text:p>
      <text:p text:style-name="Secondary">Tearing, digging, boring face or toothache; &lt; pregnancy; &gt; cold. </text:p>
      <text:p text:style-name="Secondary">Sudden deafness. </text:p>
      <text:p text:style-name="Secondary">Waxy pallor. </text:p>
      <text:p text:style-name="Secondary">Hawks cheesy masses from throat. </text:p>
      <text:p text:style-name="Secondary">Sorethroat at menses. </text:p>
      <text:p text:style-name="Secondary">Nibbling appetite. </text:p>
      <text:p text:style-name="Secondary">Vomits undigested milk or bitter water. </text:p>
      <text:p text:style-name="Secondary">Cutting colic. </text:p>
      <text:p text:style-name="Secondary">Stool, frothy; <text:span text:style-name="Strong_20_Emphasis">GREENISH, LIKE WATER AND SCUM OF A POND; </text:span>lienteric, with gelatinous or fatty masses; grass green. </text:p>
      <text:p text:style-name="Secondary">Menses like thick, dark molasses; tarry; viscid; &lt; night and on rising; leave a fast stain. </text:p>
      <text:p text:style-name="Secondary">Craves open air. </text:p>
      <text:p text:style-name="Secondary">Paroxysmal cough; difficult, thin, salty or bloody sputum. </text:p>
      <text:p text:style-name="Secondary">Heavy weary feet. </text:p>
      <text:p text:style-name="Secondary">Chilly; takes cold, with coryza, toothache; sorethroat, etc. before menses; and dry. </text:p>
      <text:p text:style-name="Secondary">Sour; greasy, indelible sweat. </text:p>
      <text:p text:style-name="SK-MM-Remedy-Reference">Antidotes: Cham. Nux-v. Pul. Related: Rhe.</text:p>
      <text:p text:style-name="Standard"/>
      <text:p text:style-name="SK-MM-Rem-Short">Mag-m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SK-MM-Rem">MAGNESIA MURIATICA</text:p>
          </table:table-cell>
          <table:table-cell table:style-name="Table5.A1" office:value-type="string">
            <text:p text:style-name="Standard">L1</text:p>
          </table:table-cell>
          <table:table-cell table:style-name="Table5.A1" office:value-type="string">
            <text:p text:style-name="Standard">L2</text:p>
          </table:table-cell>
          <table:table-cell table:style-name="Table5.A1" office:value-type="string">
            <text:p text:style-name="Standard">L3</text:p>
          </table:table-cell>
          <table:table-cell table:style-name="Table5.A1" office:value-type="string">
            <text:p text:style-name="Standard">fnote</text:p>
          </table:table-cell>
          <table:table-cell table:style-name="Table5.A1" office:value-type="string">
            <text:p text:style-name="Standard"/>
          </table:table-cell>
          <table:table-cell table:style-name="Table5.G1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</text:p>
          </table:table-cell>
          <table:table-cell table:style-name="Table5.A2" office:value-type="string">
            <text:p text:style-name="SK-MM-L1"><text:span text:style-name="Strong_20_Emphasis">NERVES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<text:span text:style-name="Strong_20_Emphasis">LIVER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Digestion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 </text:p>
          </table:table-cell>
          <table:table-cell table:style-name="Table5.A2" office:value-type="string">
            <text:p text:style-name="SK-MM-L1">Pelvic organs</text:p>
          </table:table-cell>
          <table:table-cell table:style-name="Table5.A2" office:value-type="string">
            <text:p text:style-name="SK-MM-L2">Uterus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Rectum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Women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>Worse</text:p>
          </table:table-cell>
          <table:table-cell table:style-name="Table5.A2" office:value-type="string">
            <text:p text:style-name="SK-MM-L1"><text:span text:style-name="Strong_20_Emphasis">LYING ON RIGHT SIDE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Night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Sea bathing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Eating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ext:soft-page-break/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Salt food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<text:span text:style-name="Strong_20_Emphasis">MILK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>Better</text:p>
          </table:table-cell>
          <table:table-cell table:style-name="Table5.A2" office:value-type="string">
            <text:p text:style-name="SK-MM-L1"><text:span text:style-name="Strong_20_Emphasis">HARD PRESSURE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/>
          </table:table-cell>
          <table:table-cell table:style-name="Table5.A2" office:value-type="string">
            <text:p text:style-name="SK-MM-L1">Lying bent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/>
          </table:table-cell>
          <table:table-cell table:style-name="Table5.A2" office:value-type="string">
            <text:p text:style-name="SK-MM-L1">Hanging down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/>
          </table:table-cell>
          <table:table-cell table:style-name="Table5.A2" office:value-type="string">
            <text:p text:style-name="SK-MM-L1">Gentle motion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/>
          </table:table-cell>
          <table:table-cell table:style-name="Table5.A2" office:value-type="string">
            <text:p text:style-name="SK-MM-L1">Coolopen air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</table:table>
      <text:p text:style-name="Standard"><text:line-break/></text:p>
      <text:p text:style-name="Primary">Nervous; with hepato-uterine or cardiac symptoms. </text:p>
      <text:p text:style-name="Primary">Globus. </text:p>
      <text:p text:style-name="Primary">Hysteria. </text:p>
      <text:p text:style-name="Primary">Crampings. </text:p>
      <text:p text:style-name="Primary">Dryness. </text:p>
      <text:p text:style-name="Primary">Burning. </text:p>
      <text:p text:style-name="Primary">Darting. </text:p>
      <text:p text:style-name="Primary">Dinner causes faintness, dyspnœa, etc. </text:p>
      <text:p text:style-name="Primary">Chronicity. </text:p>
      <text:p text:style-name="Primary"/>
      <text:p text:style-name="Secondary">Irritable. </text:p>
      <text:p text:style-name="Secondary">Yellow sclera. </text:p>
      <text:p text:style-name="Secondary">Tinea ciliaris. </text:p>
      <text:p text:style-name="Secondary">Acrid, crusty ozœna. </text:p>
      <text:p text:style-name="Secondary">Broad, yellow, scalloped tongue; feels burnt. </text:p>
      <text:p text:style-name="Secondary">Loss of taste and smell. </text:p>
      <text:p text:style-name="Secondary">Craves sweets. </text:p>
      <text:p text:style-name="Secondary">Pain from liver to spine or epigastrium. </text:p>
      <text:p text:style-name="Secondary">Sore, enlarged liver; drags if lies on (l) side. </text:p>
      <text:p text:style-name="Secondary">Cramp in gall-bladder, &gt; eating. </text:p>
      <text:p text:style-name="Secondary">Flatulence. </text:p>
      <text:p text:style-name="Secondary"><text:span text:style-name="Strong_20_Emphasis">STOOLS DRY; KNOTTY; </text:span>of little balls, like sheep dung; gray; crumbling at anus. </text:p>
      <text:p text:style-name="Secondary">Must press on bladder to urinate. </text:p>
      <text:p text:style-name="Secondary">Profuse, dark, lumpy menses; like pitch; with cramps, backache and pains in thighs. </text:p>
      <text:p text:style-name="Secondary">Gushes of leucorrhœa, follow each cramp or stool. </text:p>
      <text:p text:style-name="Secondary">Palpitation; &gt; motion or lying on (l) side. </text:p>
      <text:p text:style-name="Secondary">Throb below (l) scapula. </text:p>
      <text:p text:style-name="Secondary">Bruised or burning feeling in hips and back. </text:p>
      <text:p text:style-name="Secondary">Cramps in back, &lt; walking; in thighs. &lt; sitting. </text:p>
      <text:p text:style-name="Secondary">Dead fingertips. </text:p>
      <text:p text:style-name="Secondary">Tense thighs and calves; must move limbs. </text:p>
      <text:p text:style-name="Secondary">Ankles cold or nervous, &lt; night. </text:p>
      <text:p text:style-name="Secondary">Cutting in heels. </text:p>
      <text:p text:style-name="Secondary">Yellow thin, foul pus. </text:p>
      <text:p text:style-name="Secondary">Jaundice. </text:p>
      <text:p text:style-name="Secondary">Sweat on head and feet. </text:p>
      <text:p text:style-name="SK-MM-Remedy-Reference">Related: Nat-m. Pul. Sep.</text:p>
      <text:p text:style-name="SK-MM-Remedy-Reference"/>
      <text:p text:style-name="Standard"/>
      <text:p text:style-name="SK-MM-Rem-Short"><text:soft-page-break/>Mag-p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SK-MM-Rem">MAGNESIA PHOSPHORICA</text:p>
          </table:table-cell>
          <table:table-cell table:style-name="Table6.A1" office:value-type="string">
            <text:p text:style-name="Standard">L1</text:p>
          </table:table-cell>
          <table:table-cell table:style-name="Table6.A1" office:value-type="string">
            <text:p text:style-name="Standard">L2</text:p>
          </table:table-cell>
          <table:table-cell table:style-name="Table6.A1" office:value-type="string">
            <text:p text:style-name="Standard">L3</text:p>
          </table:table-cell>
          <table:table-cell table:style-name="Table6.A1" office:value-type="string">
            <text:p text:style-name="Standard">fnote</text:p>
          </table:table-cell>
          <table:table-cell table:style-name="Table6.A1" office:value-type="string">
            <text:p text:style-name="Standard"/>
          </table:table-cell>
          <table:table-cell table:style-name="Table6.G1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 </text:p>
          </table:table-cell>
          <table:table-cell table:style-name="Table6.A2" office:value-type="string">
            <text:p text:style-name="SK-MM-L1"><text:span text:style-name="Strong_20_Emphasis">NERVES</text:span></text:p>
          </table:table-cell>
          <table:table-cell table:style-name="Table6.A2" office:value-type="string">
            <text:p text:style-name="SK-MM-L2">Face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Head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Muscle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Right side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>Worse</text:p>
          </table:table-cell>
          <table:table-cell table:style-name="Table6.A2" office:value-type="string">
            <text:p text:style-name="SK-MM-L1"><text:span text:style-name="Strong_20_Emphasis">COLD</text:span></text:p>
          </table:table-cell>
          <table:table-cell table:style-name="Table6.A2" office:value-type="string">
            <text:p text:style-name="SK-MM-L2"><text:span text:style-name="Strong_20_Emphasis">AIR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Uncovering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Drafts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Water (Calc-c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)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Lying on R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Touch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Periodicity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<text:span text:style-name="Strong_20_Emphasis">NIGHT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Milk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Exhaustion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>Better</text:p>
          </table:table-cell>
          <table:table-cell table:style-name="Table6.A2" office:value-type="string">
            <text:p text:style-name="SK-MM-L1"><text:span text:style-name="Strong_20_Emphasis">WARMTH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/>
          </table:table-cell>
          <table:table-cell table:style-name="Table6.A2" office:value-type="string">
            <text:p text:style-name="SK-MM-L1"><text:span text:style-name="Strong_20_Emphasis">HOT BATHING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/>
          </table:table-cell>
          <table:table-cell table:style-name="Table6.A2" office:value-type="string">
            <text:p text:style-name="SK-MM-L1">Pressure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/>
          </table:table-cell>
          <table:table-cell table:style-name="Table6.A2" office:value-type="string">
            <text:p text:style-name="SK-MM-L1">Doubling up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/>
          </table:table-cell>
          <table:table-cell table:style-name="Table6.A2" office:value-type="string">
            <text:p text:style-name="SK-MM-L1">Rubbing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</table:table>
      <text:p text:style-name="Standard"><text:line-break/></text:p>
      <text:p text:style-name="Primary">Tall, slender, dark and neurotic. </text:p>
      <text:p text:style-name="Primary">Nervous, tense and subject to sudden, violent neuralgias, colics, cramps, etc. </text:p>
      <text:p text:style-name="Primary">SUDDEN paroxysms of pain; sharp shooting like lightning; suddenly changing place; in waves; radiating, boring or constricting; extorting cries; causing restlessness, prostration, etc. </text:p>
      <text:p text:style-name="Primary">Twitchings. </text:p>
      <text:p text:style-name="Primary">Tic-convulsif. </text:p>
      <text:p text:style-name="Primary">Spasmodic effects; hiccough, yawning, chorea, writer's cramp, etc. </text:p>
      <text:p text:style-name="Primary">Much pain. </text:p>
      <text:p text:style-name="Primary"/>
      <text:p text:style-name="Secondary">Always talking of her pains. </text:p>
      <text:p text:style-name="Secondary">Hot, aching eyes. </text:p>
      <text:p text:style-name="Secondary">Photophobia. </text:p>
      <text:p text:style-name="Secondary">Faceache, &lt; if body gets cold. </text:p>
      <text:p text:style-name="Secondary"><text:soft-page-break/>Cracks in angles of lips. </text:p>
      <text:p text:style-name="Secondary">Nervous angina. </text:p>
      <text:p text:style-name="Secondary">Cutting; from bowels into thighs. </text:p>
      <text:p text:style-name="Secondary">Flatulent colic. </text:p>
      <text:p text:style-name="Secondary">Contracted abdomen. </text:p>
      <text:p text:style-name="Secondary">Diarrhœa ceases, spasms set in. </text:p>
      <text:p text:style-name="Secondary">Cough, &gt; cool air. </text:p>
      <text:p text:style-name="Secondary">One vertebra seems absent. </text:p>
      <text:p text:style-name="Secondary">Tightness of skin of fingers. </text:p>
      <text:p text:style-name="Secondary">Pains in lower limbs, alternating sides. </text:p>
      <text:p text:style-name="Secondary">Irritable pulse. </text:p>
      <text:p text:style-name="Secondary">Tarry menses leaving a fast stain; flowing at night. </text:p>
      <text:p text:style-name="SK-MM-Remedy-Reference">Related: Colo. Dios.</text:p>
      <text:p text:style-name="Standard"/>
      <text:p text:style-name="SK-MM-Rem-Short">Mag-s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SK-MM-Rem">MAGNESIA SULFURICA</text:p>
          </table:table-cell>
          <table:table-cell table:style-name="Table7.A1" office:value-type="string">
            <text:p text:style-name="Standard">L1</text:p>
          </table:table-cell>
          <table:table-cell table:style-name="Table7.A1" office:value-type="string">
            <text:p text:style-name="Standard">L2</text:p>
          </table:table-cell>
          <table:table-cell table:style-name="Table7.A1" office:value-type="string">
            <text:p text:style-name="Standard">L3</text:p>
          </table:table-cell>
          <table:table-cell table:style-name="Table7.A1" office:value-type="string">
            <text:p text:style-name="Standard">fnote</text:p>
          </table:table-cell>
          <table:table-cell table:style-name="Table7.A1" office:value-type="string">
            <text:p text:style-name="Standard"/>
          </table:table-cell>
          <table:table-cell table:style-name="Table7.G1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</text:p>
          </table:table-cell>
          <table:table-cell table:style-name="Table7.A2" office:value-type="string">
            <text:p text:style-name="SK-MM-L1">Intestine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Urine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Female sexual organ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>Worse</text:p>
          </table:table-cell>
          <table:table-cell table:style-name="Table7.A2" office:value-type="string">
            <text:p text:style-name="SK-MM-L1">Morning on awaking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>Better</text:p>
          </table:table-cell>
          <table:table-cell table:style-name="Table7.A2" office:value-type="string">
            <text:p text:style-name="SK-MM-L1">Rubbing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/>
          </table:table-cell>
          <table:table-cell table:style-name="Table7.A2" office:value-type="string">
            <text:p text:style-name="SK-MM-L1">Walking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</table:table>
      <text:p text:style-name="Standard"><text:line-break/></text:p>
      <text:p text:style-name="SK-MM-Remedy-Reference">Related: Nat-s.</text:p>
      <text:p text:style-name="Standard"/>
      <text:p text:style-name="Standard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ewsGoth Cn BT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SK-MM-L1" style:family="paragraph" style:parent-style-name="Standard">
      <style:text-properties fo:font-size="14pt"/>
    </style:style>
    <style:style style:name="SK-MM-L2" style:family="paragraph" style:parent-style-name="Standard"/>
    <style:style style:name="SK-MM-L3" style:family="paragraph" style:parent-style-name="Standard"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imary" style:family="paragraph" style:parent-style-name="Standard" style:auto-update="true">
      <style:text-properties fo:color="#800000"/>
    </style:style>
    <style:style style:name="Secondary" style:family="paragraph" style:parent-style-name="Standard" style:auto-update="true">
      <style:text-properties fo:color="#008000"/>
    </style:style>
    <style:style style:name="SK-MM-Rem" style:family="paragraph" style:parent-style-name="Table_20_Contents" style:auto-update="true"/>
    <style:style style:name="SK-MM-Fnote" style:family="paragraph" style:parent-style-name="Table_20_Contents" style:auto-update="true"/>
    <style:style style:name="SK-MM-Area" style:family="paragraph" style:parent-style-name="Table_20_Contents" style:auto-update="true">
      <style:paragraph-properties fo:background-color="transparent">
        <style:background-image/>
      </style:paragraph-properties>
      <style:text-properties fo:font-weight="bold"/>
    </style:style>
    <style:style style:name="SK-MM-Worse" style:family="paragraph" style:parent-style-name="SK-MM-Area" style:auto-update="true"/>
    <style:style style:name="SK-MM-Better" style:family="paragraph" style:parent-style-name="Table_20_Contents" style:auto-update="true">
      <style:text-properties fo:font-weight="bold"/>
    </style:style>
    <style:style style:name="SK-MM-Region" style:family="paragraph" style:parent-style-name="SK-MM-Area" style:auto-update="true"/>
    <style:style style:name="SK-MM-Remedy-Reference" style:family="paragraph" style:parent-style-name="Standard" style:auto-update="true"/>
    <style:style style:name="SK-MM-Rem-Short" style:family="paragraph" style:parent-style-name="Standard" style:auto-update="true"/>
    <style:style style:name="Example" style:family="text">
      <style:text-properties style:font-name="Courier New" style:font-name-asian="NSimSun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Drop_20_Caps" style:display-name="Drop Caps" style:family="text"/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K-RemRef" style:family="text">
      <style:text-properties fo:font-size="10.5pt" fo:font-style="italic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document-statistic meta:table-count="8" meta:image-count="0" meta:object-count="0" meta:page-count="10" meta:paragraph-count="440" meta:word-count="1436" meta:character-count="9541"/>
    <dc:date>2012-09-06T00:13:13.90</dc:date>
    <meta:editing-duration>PT3M54S</meta:editing-duration>
    <meta:editing-cycles>1</meta:editing-cycles>
  </office:meta>
</office:document-meta>
</file>